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4580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4cdf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145807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145807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5b50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17cf80" style:font-weight-asian="normal" style:font-weight-complex="normal"/>
    </style:style>
    <style:style style:name="T1" style:family="text">
      <style:text-properties style:font-name="source-code-pro" fo:font-size="10.5pt" officeooo:rsid="0010ab4f"/>
    </style:style>
    <style:style style:name="T2" style:family="text">
      <style:text-properties style:font-name="source-code-pro" fo:font-size="10.5pt" officeooo:rsid="0016a358"/>
    </style:style>
    <style:style style:name="T3" style:family="text">
      <style:text-properties style:font-name="source-code-pro" fo:font-size="10.5pt" officeooo:rsid="0002a0e2"/>
    </style:style>
    <style:style style:name="T4" style:family="text">
      <style:text-properties style:font-name="source-code-pro" fo:font-size="10.5pt" officeooo:rsid="0020c129"/>
    </style:style>
    <style:style style:name="T5" style:family="text">
      <style:text-properties style:font-name="source-code-pro" fo:font-size="10.5pt" officeooo:rsid="00179352"/>
    </style:style>
    <style:style style:name="T6" style:family="text">
      <style:text-properties style:font-name="source-code-pro" fo:font-size="10.5pt" officeooo:rsid="0015b501"/>
    </style:style>
    <style:style style:name="T7" style:family="text">
      <style:text-properties style:font-name="source-code-pro" fo:font-size="10.5pt" officeooo:rsid="0017cf80"/>
    </style:style>
    <style:style style:name="T8" style:family="text">
      <style:text-properties style:font-name="source-code-pro" officeooo:rsid="0016a358"/>
    </style:style>
    <style:style style:name="T9" style:family="text">
      <style:text-properties style:font-name="source-code-pro" fo:font-size="12pt" officeooo:rsid="0016a358"/>
    </style:style>
    <style:style style:name="T10" style:family="text">
      <style:text-properties style:font-name="source-code-pro" officeooo:rsid="0010ab4f"/>
    </style:style>
    <style:style style:name="T11" style:family="text">
      <style:text-properties style:font-name="source-code-pro" officeooo:rsid="00279288"/>
    </style:style>
    <style:style style:name="T12" style:family="text">
      <style:text-properties style:font-name="source-code-pro" officeooo:rsid="00040a42"/>
    </style:style>
    <style:style style:name="T13" style:family="text">
      <style:text-properties style:font-name="source-code-pro" officeooo:rsid="001a6693"/>
    </style:style>
    <style:style style:name="T14" style:family="text">
      <style:text-properties style:font-name="source-code-pro" officeooo:rsid="00105aeb"/>
    </style:style>
    <style:style style:name="T15" style:family="text">
      <style:text-properties style:font-name="source-code-pro" officeooo:rsid="0008a13c"/>
    </style:style>
    <style:style style:name="T16" style:family="text">
      <style:text-properties style:font-name="source-code-pro" officeooo:rsid="0028f462"/>
    </style:style>
    <style:style style:name="T17" style:family="text">
      <style:text-properties style:font-name="source-code-pro" officeooo:rsid="0017cf80"/>
    </style:style>
    <style:style style:name="T18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5b501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officeooo:rsid="001fb6b8" style:font-size-asian="12pt" style:font-size-complex="12pt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officeooo:rsid="0015b501" style:font-size-asian="12pt" style:font-size-complex="12pt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officeooo:rsid="0002a0e2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officeooo:rsid="00145807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officeooo:rsid="0014cdf4"/>
    </style:style>
    <style:style style:name="T34" style:family="text">
      <style:text-properties fo:font-variant="normal" fo:text-transform="none" fo:color="#242424" loext:opacity="100%" style:font-name="source-code-pro" fo:font-size="10.5pt" fo:letter-spacing="normal" fo:font-style="normal" officeooo:rsid="0015b501"/>
    </style:style>
    <style:style style:name="T35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36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37" style:family="text">
      <style:text-properties fo:font-variant="normal" fo:text-transform="none" fo:color="#242424" loext:opacity="100%" fo:font-size="12pt" fo:letter-spacing="normal" fo:font-style="normal" officeooo:rsid="000feeba" style:font-size-asian="12pt" style:font-size-complex="12pt"/>
    </style:style>
    <style:style style:name="T38" style:family="text">
      <style:text-properties fo:font-variant="normal" fo:text-transform="none" fo:color="#242424" loext:opacity="100%" fo:font-size="12pt" fo:letter-spacing="normal" fo:font-style="normal" officeooo:rsid="0014cdf4" style:font-size-asian="12pt" style:font-size-complex="12pt"/>
    </style:style>
    <style:style style:name="T39" style:family="text">
      <style:text-properties fo:font-variant="normal" fo:text-transform="none" fo:color="#242424" loext:opacity="100%" fo:font-size="12pt" fo:letter-spacing="normal" fo:font-style="normal" officeooo:rsid="0015b501" style:font-size-asian="12pt" style:font-size-complex="12pt"/>
    </style:style>
    <style:style style:name="T40" style:family="text">
      <style:text-properties officeooo:rsid="000dcac6"/>
    </style:style>
    <style:style style:name="T41" style:family="text">
      <style:text-properties officeooo:rsid="0017cba3"/>
    </style:style>
    <style:style style:name="T42" style:family="text">
      <style:text-properties officeooo:rsid="000fdb3e"/>
    </style:style>
    <style:style style:name="T43" style:family="text">
      <style:text-properties officeooo:rsid="0015b501"/>
    </style:style>
    <style:style style:name="T44" style:family="text">
      <style:text-properties officeooo:rsid="0017cf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8">export</text:span><text:span text:style-name="T20"> </text:span><text:span text:style-name="T21">WANDB_PROJECT=</text:span><text:span text:style-name="T33"> </text:span><text:span text:style-name="T22">mixed_sequentially_model_7_</text:span><text:span text:style-name="T34">F</text:span><text:span text:style-name="T22">ouls</text:span></text:p>
      <text:p text:style-name="P3"><text:tab/><text:span text:style-name="T23">python3 </text:span><text:span text:style-name="T24">q</text:span><text:span text:style-name="T23">lora.py \</text:span><text:line-break/><text:tab/><text:span text:style-name="T23">--model_name_or_path mixed_models/mixed_sequentially_model_</text:span><text:span text:style-name="T25">6</text:span><text:span text:style-name="T23">_C</text:span><text:span text:style-name="T25">orner</text:span><text:span text:style-name="T23">s </text:span>\</text:p>
      <text:p text:style-name="P4"><text:span text:style-name="T19"><text:tab/>--output_dir ./output/</text:span><text:span text:style-name="T26">mixed_models/mixed_sequentially_model_7_</text:span><text:span text:style-name="T28">F</text:span><text:span text:style-name="T26">ouls </text:span><text:span text:style-name="T27"><text:s/></text:span><text:span text:style-name="T19">\</text:span><text:line-break/><text:tab/><text:span text:style-name="T19">--logging_steps 10 \</text:span><text:line-break/><text:tab/><text:span text:style-name="T19">--save_strategy steps \</text:span><text:line-break/><text:tab/><text:span text:style-name="T19">--data_seed 42 \</text:span><text:line-break/><text:tab/><text:span text:style-name="T19">--save_steps 500 \</text:span><text:line-break/><text:tab/><text:span text:style-name="T19">--save_total_limit </text:span><text:span text:style-name="T21">2</text:span><text:span text:style-name="T19">0 \</text:span><text:line-break/><text:tab/><text:span text:style-name="T19">--evaluation_strategy steps \</text:span><text:line-break/><text:tab/><text:span text:style-name="T19">--eval_dataset_size </text:span><text:span text:style-name="T32">21600</text:span><text:span text:style-name="T29"> </text:span><text:span text:style-name="T19">\</text:span><text:line-break/><text:tab/><text:span text:style-name="T19">--per_device_eval_batch_size 16 \</text:span><text:line-break/><text:tab/><text:span text:style-name="T19">--max_new_tokens 32 \</text:span><text:line-break/><text:tab/><text:span text:style-name="T19">--dataloader_num_workers 3 \</text:span><text:line-break/><text:tab/><text:span text:style-name="T19">--group_by_length \</text:span><text:line-break/><text:tab/><text:span text:style-name="T19">--logging_strategy steps \</text:span><text:line-break/><text:tab/><text:span text:style-name="T19">--remove_unused_columns False \</text:span><text:line-break/><text:tab/><text:span text:style-name="T19">--do_train </text:span><text:span text:style-name="T21">True</text:span><text:span text:style-name="T19">\</text:span><text:line-break/><text:tab/><text:span text:style-name="T19">--do_eval </text:span><text:span text:style-name="T21">True</text:span><text:span text:style-name="T19">\</text:span><text:line-break/><text:tab/><text:span text:style-name="T19">--do_mmlu_eval False \</text:span><text:line-break/><text:tab/><text:span text:style-name="T19">--lora_r 64 \</text:span><text:line-break/><text:tab/><text:span text:style-name="T19">--lora_alpha 16 \</text:span><text:line-break/><text:tab/><text:span text:style-name="T19">--lora_modules all \</text:span><text:line-break/><text:tab/><text:span text:style-name="T19">--double_quant \</text:span><text:line-break/><text:tab/><text:span text:style-name="T19">--quant_type nf4 </text:span><text:span text:style-name="T30">True </text:span><text:span text:style-name="T19">\</text:span><text:line-break/><text:tab/><text:span text:style-name="T19">--bf16 \</text:span><text:line-break/><text:tab/><text:span text:style-name="T19">--bits 4 \</text:span><text:line-break/><text:tab/><text:span text:style-name="T19">--warmup_ratio 0.03 \</text:span><text:line-break/><text:tab/><text:span text:style-name="T19">--lr_scheduler_type constant \</text:span><text:line-break/><text:tab/><text:span text:style-name="T19">--gradient_checkpointing \</text:span><text:line-break/><text:tab/><text:span text:style-name="T19">--dataset data/</text:span><text:span text:style-name="T22">mixed_</text:span><text:span text:style-name="T34">sequentially</text:span><text:span text:style-name="T22">_model_datasets</text:span><text:span text:style-name="T35">/</text:span><text:span text:style-name="T36">mixed_</text:span><text:span text:style-name="T39">sequentially</text:span><text:span text:style-name="T38">_</text:span><text:span text:style-name="T39">7_fouls</text:span><text:span text:style-name="T38">.jsonl</text:span><text:span text:style-name="T37"> </text:span><text:span text:style-name="T31">\</text:span><text:line-break/><text:tab/><text:span text:style-name="T19">--dataset_format oasst1 \</text:span><text:line-break/><text:tab/><text:span text:style-name="T19">--source_max_len 16 \</text:span><text:line-break/><text:soft-page-break/><text:tab/><text:span text:style-name="T19">--target_max_len 512 \</text:span><text:line-break/><text:tab/><text:span text:style-name="T19">--per_device_train_batch_size 16 \</text:span><text:line-break/><text:tab/><text:span text:style-name="T19">--gradient_accumulation_steps 1 \</text:span><text:line-break/><text:tab/><text:span text:style-name="T19">--max_steps </text:span><text:span text:style-name="T32">5400</text:span><text:line-break/><text:tab/><text:span text:style-name="T19">--eval_steps </text:span><text:span text:style-name="T32">540</text:span><text:span text:style-name="T30"> </text:span><text:span text:style-name="T19">\</text:span><text:line-break/><text:tab/><text:span text:style-name="T19">--learning_rate 0.0002 \</text:span><text:line-break/><text:tab/><text:span text:style-name="T19">--adam_beta2 0.999 \</text:span><text:line-break/><text:tab/><text:span text:style-name="T19">--max_grad_norm 0.3 \</text:span><text:line-break/><text:tab/><text:span text:style-name="T19">--lora_dropout 0.1 \</text:span><text:line-break/><text:tab/><text:span text:style-name="T19">--weight_decay 0.0 \</text:span><text:line-break/><text:tab/><text:span text:style-name="T19">--seed 0 \</text:span><text:line-break/><text:tab/><text:span text:style-name="T19">--report_to wandb</text:span></text:p>
      <text:p text:style-name="P4"><text:span text:style-name="T19"/></text:p>
      <text:p text:style-name="P6"><text:span text:style-name="T8">python3 merge_peft_adapters.py --device cpu --base_model_name_or_path .</text:span><text:span text:style-name="T9">/</text:span><text:span text:style-name="T10">merged_models/</text:span><text:span text:style-name="T8">mixed_sequentially_models</text:span><text:span text:style-name="T11">/</text:span><text:span text:style-name="T8">mixed_sequentially_model_</text:span><text:span text:style-name="T17">6</text:span><text:span text:style-name="T8">_</text:span><text:span text:style-name="T17">Corners</text:span><text:span text:style-name="T8"> --peft_model_path ./output/</text:span><text:span text:style-name="T13">mixed_sequentially</text:span><text:span text:style-name="T8">_models/</text:span><text:span text:style-name="T13">mixed_sequentially</text:span><text:span text:style-name="T8">_model_</text:span><text:span text:style-name="T17">7</text:span><text:span text:style-name="T8">_</text:span><text:span text:style-name="T17">Fouls</text:span><text:span text:style-name="T8">/checkpoint-</text:span><text:span text:style-name="T15">5</text:span><text:span text:style-name="T17">5</text:span><text:span text:style-name="T13">00</text:span><text:span text:style-name="T8">/adapter_model --output_dir ./merged_models/</text:span><text:span text:style-name="T13">mixed_sequentially_models/mixed_sequentially</text:span><text:span text:style-name="T16">_model_</text:span><text:span text:style-name="T17">7</text:span><text:span text:style-name="T16">_</text:span><text:span text:style-name="T14">Foul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1:58:32.449872365</meta:creation-date>
    <dc:date>2023-11-04T13:52:57.626746518</dc:date>
    <meta:editing-duration>PT4H26M18S</meta:editing-duration>
    <meta:editing-cycles>4</meta:editing-cycles>
    <meta:generator>LibreOffice/7.6.2.1$Linux_X86_64 LibreOffice_project/9d0b4c0791fc17bc4181a67fd90c5aaed576d1c0</meta:generator>
    <meta:document-statistic meta:table-count="0" meta:image-count="0" meta:object-count="0" meta:page-count="2" meta:paragraph-count="4" meta:word-count="185" meta:character-count="1583" meta:non-whitespace-character-count="1404"/>
  </office:meta>
</office:document-meta>
</file>